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Courier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fo:font-weight="bold" officeooo:rsid="000957c8" officeooo:paragraph-rsid="000957c8" style:font-size-asian="26.25pt" style:font-weight-asian="bold" style:font-size-complex="3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957c8" officeooo:paragraph-rsid="000957c8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Auth</text:p>
      <text:p text:style-name="P2"/>
      <text:p text:style-name="P2"/>
      <text:p text:style-name="P2">Wanderingvanderwalts landing page – 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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Courier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16:05:26.318409118</meta:creation-date>
    <dc:date>2025-12-10T11:37:33.262651115</dc:date>
    <meta:editing-duration>PT4M1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" meta:word-count="6" meta:character-count="84" meta:non-whitespace-character-count="79"/>
  </office:meta>
</office:document-meta>
</file>